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5.572cm" svg:y="6.98cm">
            <draw:object draw:notify-on-update-of-ranges="Sheet1.A1:Sheet1.A22 Sheet1.D1:Sheet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9.005cm" svg:x="18.815cm" svg:y="0.292cm">
            <draw:object draw:notify-on-update-of-ranges="Sheet1.A1:Sheet1.A22 Sheet1.C1:Sheet1.C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342.5">
            <text:p>342.5</text:p>
          </table:table-cell>
          <table:table-cell office:value-type="float" office:value="127.2">
            <text:p>127.2</text:p>
          </table:table-cell>
          <table:table-cell table:formula="of:=(d*([.B1]*0.000000000001+co))/(s*e)" office:value-type="float" office:value="241.95856873823">
            <text:p>241.9585687382</text:p>
          </table:table-cell>
          <table:table-cell table:formula="of:=1/[.C1]" office:value-type="float" office:value="0.00413293897882939">
            <text:p>0.004132939</text:p>
          </table:table-cell>
          <table:table-cell office:value-type="string">
            <text:p>d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340.5">
            <text:p>340.5</text:p>
          </table:table-cell>
          <table:table-cell office:value-type="float" office:value="130.4">
            <text:p>130.4</text:p>
          </table:table-cell>
          <table:table-cell table:formula="of:=(d*([.B2]*0.000000000001+co))/(s*e)" office:value-type="float" office:value="246.377903327056">
            <text:p>246.3779033271</text:p>
          </table:table-cell>
          <table:table-cell table:formula="of:=1/[.C2]" office:value-type="float" office:value="0.00405880554423155">
            <text:p>0.0040588055</text:p>
          </table:table-cell>
          <table:table-cell office:value-type="string">
            <text:p>s</text:p>
          </table:table-cell>
          <table:table-cell office:value-type="float" office:value="0.00009">
            <text:p>0.00009</text:p>
          </table:table-cell>
        </table:table-row>
        <table:table-row table:style-name="ro1">
          <table:table-cell office:value-type="float" office:value="338.5">
            <text:p>338.5</text:p>
          </table:table-cell>
          <table:table-cell office:value-type="float" office:value="144.5">
            <text:p>144.5</text:p>
          </table:table-cell>
          <table:table-cell table:formula="of:=(d*([.B3]*0.000000000001+co))/(s*e)" office:value-type="float" office:value="265.850596359071">
            <text:p>265.8505963591</text:p>
          </table:table-cell>
          <table:table-cell table:formula="of:=1/[.C3]" office:value-type="float" office:value="0.00376151121605667">
            <text:p>0.0037615112</text:p>
          </table:table-cell>
          <table:table-cell office:value-type="string">
            <text:p>e</text:p>
          </table:table-cell>
          <table:table-cell office:value-type="float" office:value="0.00000000000885">
            <text:p>8.85E-012</text:p>
          </table:table-cell>
        </table:table-row>
        <table:table-row table:style-name="ro1">
          <table:table-cell office:value-type="float" office:value="336.5">
            <text:p>336.5</text:p>
          </table:table-cell>
          <table:table-cell office:value-type="float" office:value="150">
            <text:p>150</text:p>
          </table:table-cell>
          <table:table-cell table:formula="of:=(d*([.B4]*0.000000000001+co))/(s*e)" office:value-type="float" office:value="273.446327683616">
            <text:p>273.4463276836</text:p>
          </table:table-cell>
          <table:table-cell table:formula="of:=1/[.C4]" office:value-type="float" office:value="0.00365702479338843">
            <text:p>0.0036570248</text:p>
          </table:table-cell>
          <table:table-cell office:value-type="string">
            <text:p>c</text:p>
          </table:table-cell>
          <table:table-cell office:value-type="float" office:value="0.000000000048">
            <text:p>4.8E-011</text:p>
          </table:table-cell>
        </table:table-row>
        <table:table-row table:style-name="ro1">
          <table:table-cell office:value-type="float" office:value="334.5">
            <text:p>334.5</text:p>
          </table:table-cell>
          <table:table-cell office:value-type="float" office:value="165.9">
            <text:p>165.9</text:p>
          </table:table-cell>
          <table:table-cell table:formula="of:=(d*([.B5]*0.000000000001+co))/(s*e)" office:value-type="float" office:value="295.404896421846">
            <text:p>295.4048964218</text:p>
          </table:table-cell>
          <table:table-cell table:formula="of:=1/[.C5]" office:value-type="float" office:value="0.00338518424072421">
            <text:p>0.0033851842</text:p>
          </table:table-cell>
          <table:table-cell table:number-columns-repeated="2"/>
        </table:table-row>
        <table:table-row table:style-name="ro1">
          <table:table-cell office:value-type="float" office:value="332.5">
            <text:p>332.5</text:p>
          </table:table-cell>
          <table:table-cell office:value-type="float" office:value="184.5">
            <text:p>184.5</text:p>
          </table:table-cell>
          <table:table-cell table:formula="of:=(d*([.B6]*0.000000000001+co))/(s*e)" office:value-type="float" office:value="321.092278719397">
            <text:p>321.0922787194</text:p>
          </table:table-cell>
          <table:table-cell table:formula="of:=1/[.C6]" office:value-type="float" office:value="0.00311436950146628">
            <text:p>0.0031143695</text:p>
          </table:table-cell>
          <table:table-cell table:number-columns-repeated="2"/>
        </table:table-row>
        <table:table-row table:style-name="ro1">
          <table:table-cell office:value-type="float" office:value="330.5">
            <text:p>330.5</text:p>
          </table:table-cell>
          <table:table-cell office:value-type="float" office:value="217">
            <text:p>217</text:p>
          </table:table-cell>
          <table:table-cell table:formula="of:=(d*([.B7]*0.000000000001+co))/(s*e)" office:value-type="float" office:value="365.976145637163">
            <text:p>365.9761456372</text:p>
          </table:table-cell>
          <table:table-cell table:formula="of:=1/[.C7]" office:value-type="float" office:value="0.00273241852487135">
            <text:p>0.0027324185</text:p>
          </table:table-cell>
          <table:table-cell table:number-columns-repeated="2"/>
        </table:table-row>
        <table:table-row table:style-name="ro1">
          <table:table-cell office:value-type="float" office:value="328.5">
            <text:p>328.5</text:p>
          </table:table-cell>
          <table:table-cell office:value-type="float" office:value="255.2">
            <text:p>255.2</text:p>
          </table:table-cell>
          <table:table-cell table:formula="of:=(d*([.B8]*0.000000000001+co))/(s*e)" office:value-type="float" office:value="418.731952291274">
            <text:p>418.7319522913</text:p>
          </table:table-cell>
          <table:table-cell table:formula="of:=1/[.C8]" office:value-type="float" office:value="0.0023881626289278">
            <text:p>0.0023881626</text:p>
          </table:table-cell>
          <table:table-cell table:number-columns-repeated="2"/>
        </table:table-row>
        <table:table-row table:style-name="ro1">
          <table:table-cell office:value-type="float" office:value="326.5">
            <text:p>326.5</text:p>
          </table:table-cell>
          <table:table-cell office:value-type="float" office:value="325.5">
            <text:p>325.5</text:p>
          </table:table-cell>
          <table:table-cell table:formula="of:=(d*([.B9]*0.000000000001+co))/(s*e)" office:value-type="float" office:value="515.819209039548">
            <text:p>515.8192090395</text:p>
          </table:table-cell>
          <table:table-cell table:formula="of:=1/[.C9]" office:value-type="float" office:value="0.00193866374589266">
            <text:p>0.0019386637</text:p>
          </table:table-cell>
          <table:table-cell table:number-columns-repeated="2"/>
        </table:table-row>
        <table:table-row table:style-name="ro1">
          <table:table-cell office:value-type="float" office:value="324.5">
            <text:p>324.5</text:p>
          </table:table-cell>
          <table:table-cell office:value-type="float" office:value="436.9">
            <text:p>436.9</text:p>
          </table:table-cell>
          <table:table-cell table:formula="of:=(d*([.B10]*0.000000000001+co))/(s*e)" office:value-type="float" office:value="669.667294413057">
            <text:p>669.6672944131</text:p>
          </table:table-cell>
          <table:table-cell table:formula="of:=1/[.C10]" office:value-type="float" office:value="0.00149327883912334">
            <text:p>0.0014932788</text:p>
          </table:table-cell>
          <table:table-cell/>
          <table:table-cell table:style-name="ce1"/>
        </table:table-row>
        <table:table-row table:style-name="ro1">
          <table:table-cell office:value-type="float" office:value="322.5">
            <text:p>322.5</text:p>
          </table:table-cell>
          <table:table-cell office:value-type="float" office:value="883.5">
            <text:p>883.5</text:p>
          </table:table-cell>
          <table:table-cell table:formula="of:=(d*([.B11]*0.000000000001+co))/(s*e)" office:value-type="float" office:value="1286.4406779661">
            <text:p>1286.4406779661</text:p>
          </table:table-cell>
          <table:table-cell table:formula="of:=1/[.C11]" office:value-type="float" office:value="0.00077733860342556">
            <text:p>0.0007773386</text:p>
          </table:table-cell>
          <table:table-cell table:number-columns-repeated="2"/>
        </table:table-row>
        <table:table-row table:style-name="ro1">
          <table:table-cell office:value-type="float" office:value="320.5">
            <text:p>320.5</text:p>
          </table:table-cell>
          <table:table-cell office:value-type="float" office:value="2197">
            <text:p>2197</text:p>
          </table:table-cell>
          <table:table-cell table:formula="of:=(d*([.B12]*0.000000000001+co))/(s*e)" office:value-type="float" office:value="3100.43942247332">
            <text:p>3100.4394224733</text:p>
          </table:table-cell>
          <table:table-cell table:formula="of:=1/[.C12]" office:value-type="float" office:value="0.000322534926098401">
            <text:p>0.0003225349</text:p>
          </table:table-cell>
          <table:table-cell table:number-columns-repeated="2"/>
        </table:table-row>
        <table:table-row table:style-name="ro1">
          <table:table-cell office:value-type="float" office:value="318.5">
            <text:p>318.5</text:p>
          </table:table-cell>
          <table:table-cell office:value-type="float" office:value="1573.1">
            <text:p>1573.1</text:p>
          </table:table-cell>
          <table:table-cell table:formula="of:=(d*([.B13]*0.000000000001+co))/(s*e)" office:value-type="float" office:value="2238.80728185813">
            <text:p>2238.8072818581</text:p>
          </table:table-cell>
          <table:table-cell table:formula="of:=1/[.C13]" office:value-type="float" office:value="0.000446666404966325">
            <text:p>0.0004466664</text:p>
          </table:table-cell>
          <table:table-cell table:number-columns-repeated="2"/>
        </table:table-row>
        <table:table-row table:style-name="ro1">
          <table:table-cell office:value-type="float" office:value="316.5">
            <text:p>316.5</text:p>
          </table:table-cell>
          <table:table-cell office:value-type="float" office:value="1304.6">
            <text:p>1304.6</text:p>
          </table:table-cell>
          <table:table-cell table:formula="of:=(d*([.B14]*0.000000000001+co))/(s*e)" office:value-type="float" office:value="1867.99748901444">
            <text:p>1867.9974890144</text:p>
          </table:table-cell>
          <table:table-cell table:formula="of:=1/[.C14]" office:value-type="float" office:value="0.00053533262538142">
            <text:p>0.0005353326</text:p>
          </table:table-cell>
          <table:table-cell table:number-columns-repeated="2"/>
        </table:table-row>
        <table:table-row table:style-name="ro1">
          <table:table-cell office:value-type="float" office:value="314.5">
            <text:p>314.5</text:p>
          </table:table-cell>
          <table:table-cell office:value-type="float" office:value="1136.6">
            <text:p>1136.6</text:p>
          </table:table-cell>
          <table:table-cell table:formula="of:=(d*([.B15]*0.000000000001+co))/(s*e)" office:value-type="float" office:value="1635.98242310107">
            <text:p>1635.9824231011</text:p>
          </table:table-cell>
          <table:table-cell table:formula="of:=1/[.C15]" office:value-type="float" office:value="0.000611253510966494">
            <text:p>0.0006112535</text:p>
          </table:table-cell>
          <table:table-cell table:number-columns-repeated="2"/>
        </table:table-row>
        <table:table-row table:style-name="ro1">
          <table:table-cell office:value-type="float" office:value="312.5">
            <text:p>312.5</text:p>
          </table:table-cell>
          <table:table-cell office:value-type="float" office:value="1009.4">
            <text:p>1009.4</text:p>
          </table:table-cell>
          <table:table-cell table:formula="of:=(d*([.B16]*0.000000000001+co))/(s*e)" office:value-type="float" office:value="1460.31387319523">
            <text:p>1460.3138731952</text:p>
          </table:table-cell>
          <table:table-cell table:formula="of:=1/[.C16]" office:value-type="float" office:value="0.000684784290799044">
            <text:p>0.0006847843</text:p>
          </table:table-cell>
          <table:table-cell table:number-columns-repeated="2"/>
        </table:table-row>
        <table:table-row table:style-name="ro1">
          <table:table-cell office:value-type="float" office:value="310.5">
            <text:p>310.5</text:p>
          </table:table-cell>
          <table:table-cell office:value-type="float" office:value="911.9">
            <text:p>911.9</text:p>
          </table:table-cell>
          <table:table-cell table:formula="of:=(d*([.B17]*0.000000000001+co))/(s*e)" office:value-type="float" office:value="1325.66227244193">
            <text:p>1325.6622724419</text:p>
          </table:table-cell>
          <table:table-cell table:formula="of:=1/[.C17]" office:value-type="float" office:value="0.000754339940713521">
            <text:p>0.0007543399</text:p>
          </table:table-cell>
          <table:table-cell table:number-columns-repeated="2"/>
        </table:table-row>
        <table:table-row table:style-name="ro1">
          <table:table-cell office:value-type="float" office:value="308.5">
            <text:p>308.5</text:p>
          </table:table-cell>
          <table:table-cell office:value-type="float" office:value="833.8">
            <text:p>833.8</text:p>
          </table:table-cell>
          <table:table-cell table:formula="of:=(d*([.B18]*0.000000000001+co))/(s*e)" office:value-type="float" office:value="1217.8028876334">
            <text:p>1217.8028876334</text:p>
          </table:table-cell>
          <table:table-cell table:formula="of:=1/[.C18]" office:value-type="float" office:value="0.000821150951566012">
            <text:p>0.000821151</text:p>
          </table:table-cell>
          <table:table-cell table:number-columns-repeated="2"/>
        </table:table-row>
        <table:table-row table:style-name="ro1">
          <table:table-cell office:value-type="float" office:value="306.5">
            <text:p>306.5</text:p>
          </table:table-cell>
          <table:table-cell office:value-type="float" office:value="765.8">
            <text:p>765.8</text:p>
          </table:table-cell>
          <table:table-cell table:formula="of:=(d*([.B19]*0.000000000001+co))/(s*e)" office:value-type="float" office:value="1123.89202762084">
            <text:p>1123.8920276209</text:p>
          </table:table-cell>
          <table:table-cell table:formula="of:=1/[.C19]" office:value-type="float" office:value="0.000889765186889788">
            <text:p>0.0008897652</text:p>
          </table:table-cell>
          <table:table-cell table:number-columns-repeated="2"/>
        </table:table-row>
        <table:table-row table:style-name="ro1">
          <table:table-cell office:value-type="float" office:value="304.5">
            <text:p>304.5</text:p>
          </table:table-cell>
          <table:table-cell office:value-type="float" office:value="715.6">
            <text:p>715.6</text:p>
          </table:table-cell>
          <table:table-cell table:formula="of:=(d*([.B20]*0.000000000001+co))/(s*e)" office:value-type="float" office:value="1054.56371625863">
            <text:p>1054.5637162586</text:p>
          </table:table-cell>
          <table:table-cell table:formula="of:=1/[.C20]" office:value-type="float" office:value="0.000948259440925758">
            <text:p>0.0009482594</text:p>
          </table:table-cell>
          <table:table-cell table:number-columns-repeated="2"/>
        </table:table-row>
        <table:table-row table:style-name="ro1">
          <table:table-cell office:value-type="float" office:value="302.5">
            <text:p>302.5</text:p>
          </table:table-cell>
          <table:table-cell office:value-type="float" office:value="672.7">
            <text:p>672.7</text:p>
          </table:table-cell>
          <table:table-cell table:formula="of:=(d*([.B21]*0.000000000001+co))/(s*e)" office:value-type="float" office:value="995.317011927182">
            <text:p>995.3170119272</text:p>
          </table:table-cell>
          <table:table-cell table:formula="of:=1/[.C21]" office:value-type="float" office:value="0.00100470502163301">
            <text:p>0.001004705</text:p>
          </table:table-cell>
          <table:table-cell table:number-columns-repeated="2"/>
        </table:table-row>
        <table:table-row table:style-name="ro1">
          <table:table-cell office:value-type="float" office:value="301.1">
            <text:p>301.1</text:p>
          </table:table-cell>
          <table:table-cell office:value-type="float" office:value="636.3">
            <text:p>636.3</text:p>
          </table:table-cell>
          <table:table-cell table:formula="of:=(d*([.B22]*0.000000000001+co))/(s*e)" office:value-type="float" office:value="945.047080979284">
            <text:p>945.0470809793</text:p>
          </table:table-cell>
          <table:table-cell table:formula="of:=1/[.C22]" office:value-type="float" office:value="0.00105814834004225">
            <text:p>0.001058148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 table:number-rows-repeated="10">
          <table:table-cell table:number-columns-repeated="6"/>
        </table:table-row>
        <table:table-row table:style-name="ro1">
          <table:table-cell/>
          <table:table-cell office:value-type="float" office:value="41.32939">
            <text:p>41.32939</text:p>
          </table:table-cell>
          <table:table-cell table:formula="of:=[.B34]/10" office:value-type="float" office:value="4.132939">
            <text:p>4.132939</text:p>
          </table:table-cell>
          <table:table-cell table:formula="of:=[.D1]*1000" office:value-type="float" office:value="4.13293897882939">
            <text:p>4.13293897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.588055">
            <text:p>40.588055</text:p>
          </table:table-cell>
          <table:table-cell table:formula="of:=[.B35]/10" office:value-type="float" office:value="4.0588055">
            <text:p>4.0588055</text:p>
          </table:table-cell>
          <table:table-cell table:formula="of:=[.D2]*1000" office:value-type="float" office:value="4.05880554423155">
            <text:p>4.0588055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.615112">
            <text:p>37.615112</text:p>
          </table:table-cell>
          <table:table-cell table:formula="of:=[.B36]/10" office:value-type="float" office:value="3.7615112">
            <text:p>3.7615112</text:p>
          </table:table-cell>
          <table:table-cell table:formula="of:=[.D3]*1000" office:value-type="float" office:value="3.76151121605667">
            <text:p>3.7615112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.570248">
            <text:p>36.570248</text:p>
          </table:table-cell>
          <table:table-cell table:formula="of:=[.B37]/10" office:value-type="float" office:value="3.6570248">
            <text:p>3.6570248</text:p>
          </table:table-cell>
          <table:table-cell table:formula="of:=[.D4]*1000" office:value-type="float" office:value="3.65702479338843">
            <text:p>3.65702479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851842">
            <text:p>33.851842</text:p>
          </table:table-cell>
          <table:table-cell table:formula="of:=[.B38]/10" office:value-type="float" office:value="3.3851842">
            <text:p>3.3851842</text:p>
          </table:table-cell>
          <table:table-cell table:formula="of:=[.D5]*1000" office:value-type="float" office:value="3.38518424072421">
            <text:p>3.3851842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143695">
            <text:p>31.143695</text:p>
          </table:table-cell>
          <table:table-cell table:formula="of:=[.B39]/10" office:value-type="float" office:value="3.1143695">
            <text:p>3.1143695</text:p>
          </table:table-cell>
          <table:table-cell table:formula="of:=[.D6]*1000" office:value-type="float" office:value="3.11436950146628">
            <text:p>3.1143695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324185">
            <text:p>27.324185</text:p>
          </table:table-cell>
          <table:table-cell table:formula="of:=[.B40]/10" office:value-type="float" office:value="2.7324185">
            <text:p>2.7324185</text:p>
          </table:table-cell>
          <table:table-cell table:formula="of:=[.D7]*1000" office:value-type="float" office:value="2.73241852487136">
            <text:p>2.73241852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881626">
            <text:p>23.881626</text:p>
          </table:table-cell>
          <table:table-cell table:formula="of:=[.B41]/10" office:value-type="float" office:value="2.3881626">
            <text:p>2.3881626</text:p>
          </table:table-cell>
          <table:table-cell table:formula="of:=[.D8]*1000" office:value-type="float" office:value="2.3881626289278">
            <text:p>2.3881626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386637">
            <text:p>19.386637</text:p>
          </table:table-cell>
          <table:table-cell table:formula="of:=[.B42]/10" office:value-type="float" office:value="1.9386637">
            <text:p>1.9386637</text:p>
          </table:table-cell>
          <table:table-cell table:formula="of:=[.D9]*1000" office:value-type="float" office:value="1.93866374589266">
            <text:p>1.9386637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932788">
            <text:p>14.932788</text:p>
          </table:table-cell>
          <table:table-cell table:formula="of:=[.B43]/10" office:value-type="float" office:value="1.4932788">
            <text:p>1.4932788</text:p>
          </table:table-cell>
          <table:table-cell table:formula="of:=[.D10]*1000" office:value-type="float" office:value="1.49327883912334">
            <text:p>1.49327883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773386">
            <text:p>7.773386</text:p>
          </table:table-cell>
          <table:table-cell table:formula="of:=[.B44]/10" office:value-type="float" office:value="0.7773386">
            <text:p>0.7773386</text:p>
          </table:table-cell>
          <table:table-cell table:formula="of:=[.D11]*1000" office:value-type="float" office:value="0.77733860342556">
            <text:p>0.77733860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225349">
            <text:p>3.225349</text:p>
          </table:table-cell>
          <table:table-cell table:formula="of:=[.B45]/10" office:value-type="float" office:value="0.3225349">
            <text:p>0.3225349</text:p>
          </table:table-cell>
          <table:table-cell table:formula="of:=[.D12]*1000" office:value-type="float" office:value="0.322534926098401">
            <text:p>0.32253492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66664">
            <text:p>4.466664</text:p>
          </table:table-cell>
          <table:table-cell table:formula="of:=[.B46]/10" office:value-type="float" office:value="0.4466664">
            <text:p>0.4466664</text:p>
          </table:table-cell>
          <table:table-cell table:formula="of:=[.D13]*1000" office:value-type="float" office:value="0.446666404966325">
            <text:p>0.4466664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353326">
            <text:p>5.353326</text:p>
          </table:table-cell>
          <table:table-cell table:formula="of:=[.B47]/10" office:value-type="float" office:value="0.5353326">
            <text:p>0.5353326</text:p>
          </table:table-cell>
          <table:table-cell table:formula="of:=[.D14]*1000" office:value-type="float" office:value="0.53533262538142">
            <text:p>0.5353326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12535">
            <text:p>6.112535</text:p>
          </table:table-cell>
          <table:table-cell table:formula="of:=[.B48]/10" office:value-type="float" office:value="0.6112535">
            <text:p>0.6112535</text:p>
          </table:table-cell>
          <table:table-cell table:formula="of:=[.D15]*1000" office:value-type="float" office:value="0.611253510966494">
            <text:p>0.6112535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47843">
            <text:p>6.847843</text:p>
          </table:table-cell>
          <table:table-cell table:formula="of:=[.B49]/10" office:value-type="float" office:value="0.6847843">
            <text:p>0.6847843</text:p>
          </table:table-cell>
          <table:table-cell table:formula="of:=[.D16]*1000" office:value-type="float" office:value="0.684784290799044">
            <text:p>0.6847842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43399">
            <text:p>7.543399</text:p>
          </table:table-cell>
          <table:table-cell table:formula="of:=[.B50]/10" office:value-type="float" office:value="0.7543399">
            <text:p>0.7543399</text:p>
          </table:table-cell>
          <table:table-cell table:formula="of:=[.D17]*1000" office:value-type="float" office:value="0.754339940713521">
            <text:p>0.7543399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21151">
            <text:p>8.21151</text:p>
          </table:table-cell>
          <table:table-cell table:formula="of:=[.B51]/10" office:value-type="float" office:value="0.821151">
            <text:p>0.821151</text:p>
          </table:table-cell>
          <table:table-cell table:formula="of:=[.D18]*1000" office:value-type="float" office:value="0.821150951566012">
            <text:p>0.8211509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897652">
            <text:p>8.897652</text:p>
          </table:table-cell>
          <table:table-cell table:formula="of:=[.B52]/10" office:value-type="float" office:value="0.8897652">
            <text:p>0.8897652</text:p>
          </table:table-cell>
          <table:table-cell table:formula="of:=[.D19]*1000" office:value-type="float" office:value="0.889765186889788">
            <text:p>0.88976518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482594">
            <text:p>9.482594</text:p>
          </table:table-cell>
          <table:table-cell table:formula="of:=[.B53]/10" office:value-type="float" office:value="0.9482594">
            <text:p>0.9482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4705">
            <text:p>10.04705</text:p>
          </table:table-cell>
          <table:table-cell table:formula="of:=[.B54]/10" office:value-type="float" office:value="1.004705">
            <text:p>1.004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581483">
            <text:p>10.581483</text:p>
          </table:table-cell>
          <table:table-cell table:formula="of:=[.B55]/10" office:value-type="float" office:value="1.0581483">
            <text:p>1.0581483</text:p>
          </table:table-cell>
          <table:table-cell table:number-columns-repeated="3"/>
        </table:table-row>
      </table:table>
      <table:named-expressions>
        <table:named-range table:name="co" table:base-cell-address="$Sheet1.$F$4" table:cell-range-address="$Sheet1.$F$4"/>
        <table:named-range table:name="d" table:base-cell-address="$Sheet1.$F$1" table:cell-range-address="$Sheet1.$F$1"/>
        <table:named-range table:name="e" table:base-cell-address="$Sheet1.$F$3" table:cell-range-address="$Sheet1.$F$3"/>
        <table:named-range table:name="s" table:base-cell-address="$Sheet1.$F$2" table:cell-range-address="$Sheet1.$F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 style:data-style-name="N2" text:time-value="0000-00-00T00:10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28T21:48:07</meta:creation-date>
    <dc:date>2013-04-29T23:24:11</dc:date>
    <dc:creator>Krzysiek </dc:creator>
    <meta:editing-duration>PT20M34S</meta:editing-duration>
    <meta:editing-cycles>2</meta:editing-cycles>
    <meta:generator>LibreOffice/3.6$Linux_x86 LibreOffice_project/360m1$Build-2</meta:generator>
    <meta:document-statistic meta:table-count="1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A1:Sheet1.A22 Sheet1.D1:Sheet1.D22" svg:x="0.77cm" svg:y="0.855cm" svg:width="11.738cm" svg:height="7.545cm">
          <chartooo:coordinate-region svg:x="2.054cm" svg:y="1.054cm" svg:width="10.17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2" chart:class="chart:scatter">
            <chart:domain table:cell-range-address="Sheet1.A1:Sheet1.A22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2.5">
                <text:p>342.5</text:p>
                <draw:g>
                  <svg:desc>Sheet1.A1:Sheet1.A22</svg:desc>
                </draw:g>
              </table:table-cell>
              <table:table-cell office:value-type="float" office:value="0.00413293897882939">
                <text:p>0.00413293897882939</text:p>
                <draw:g>
                  <svg:desc>Sheet1.D1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.5">
                <text:p>340.5</text:p>
              </table:table-cell>
              <table:table-cell office:value-type="float" office:value="0.00405880554423155">
                <text:p>0.00405880554423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.5">
                <text:p>338.5</text:p>
              </table:table-cell>
              <table:table-cell office:value-type="float" office:value="0.00376151121605667">
                <text:p>0.00376151121605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6.5">
                <text:p>336.5</text:p>
              </table:table-cell>
              <table:table-cell office:value-type="float" office:value="0.00365702479338843">
                <text:p>0.00365702479338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.5">
                <text:p>334.5</text:p>
              </table:table-cell>
              <table:table-cell office:value-type="float" office:value="0.00338518424072421">
                <text:p>0.00338518424072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2.5">
                <text:p>332.5</text:p>
              </table:table-cell>
              <table:table-cell office:value-type="float" office:value="0.00311436950146628">
                <text:p>0.00311436950146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.5">
                <text:p>330.5</text:p>
              </table:table-cell>
              <table:table-cell office:value-type="float" office:value="0.00273241852487135">
                <text:p>0.00273241852487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.5">
                <text:p>328.5</text:p>
              </table:table-cell>
              <table:table-cell office:value-type="float" office:value="0.0023881626289278">
                <text:p>0.0023881626289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.5">
                <text:p>326.5</text:p>
              </table:table-cell>
              <table:table-cell office:value-type="float" office:value="0.00193866374589266">
                <text:p>0.00193866374589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.5">
                <text:p>324.5</text:p>
              </table:table-cell>
              <table:table-cell office:value-type="float" office:value="0.00149327883912334">
                <text:p>0.00149327883912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2.5">
                <text:p>322.5</text:p>
              </table:table-cell>
              <table:table-cell office:value-type="float" office:value="0.00077733860342556">
                <text:p>0.00077733860342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.5">
                <text:p>320.5</text:p>
              </table:table-cell>
              <table:table-cell office:value-type="float" office:value="0.000322534926098401">
                <text:p>0.000322534926098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8.5">
                <text:p>318.5</text:p>
              </table:table-cell>
              <table:table-cell office:value-type="float" office:value="0.000446666404966325">
                <text:p>0.000446666404966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.5">
                <text:p>316.5</text:p>
              </table:table-cell>
              <table:table-cell office:value-type="float" office:value="0.00053533262538142">
                <text:p>0.00053533262538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.5">
                <text:p>314.5</text:p>
              </table:table-cell>
              <table:table-cell office:value-type="float" office:value="0.000611253510966494">
                <text:p>0.000611253510966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2.5">
                <text:p>312.5</text:p>
              </table:table-cell>
              <table:table-cell office:value-type="float" office:value="0.000684784290799044">
                <text:p>0.000684784290799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.5">
                <text:p>310.5</text:p>
              </table:table-cell>
              <table:table-cell office:value-type="float" office:value="0.000754339940713521">
                <text:p>0.000754339940713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8.5">
                <text:p>308.5</text:p>
              </table:table-cell>
              <table:table-cell office:value-type="float" office:value="0.000821150951566012">
                <text:p>0.000821150951566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.5">
                <text:p>306.5</text:p>
              </table:table-cell>
              <table:table-cell office:value-type="float" office:value="0.000889765186889788">
                <text:p>0.000889765186889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.5">
                <text:p>304.5</text:p>
              </table:table-cell>
              <table:table-cell office:value-type="float" office:value="0.000948259440925758">
                <text:p>0.000948259440925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.5">
                <text:p>302.5</text:p>
              </table:table-cell>
              <table:table-cell office:value-type="float" office:value="0.00100470502163301">
                <text:p>0.00100470502163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.1">
                <text:p>301.1</text:p>
              </table:table-cell>
              <table:table-cell office:value-type="float" office:value="0.00105814834004225">
                <text:p>0.0010581483400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147cm" svg:y="4.204cm" style:legend-expansion="high" chart:style-name="ch2"/>
        <chart:plot-area chart:style-name="ch3" table:cell-range-address="Sheet1.A1:Sheet1.A22 Sheet1.C1:Sheet1.C22" svg:x="0.77cm" svg:y="0.855cm" svg:width="11.738cm" svg:height="7.551cm">
          <chartooo:coordinate-region svg:x="1.762cm" svg:y="1.054cm" svg:width="10.467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2" chart:class="chart:scatter">
            <chart:domain table:cell-range-address="Sheet1.A1:Sheet1.A22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2.5">
                <text:p>342.5</text:p>
                <draw:g>
                  <svg:desc>Sheet1.A1:Sheet1.A22</svg:desc>
                </draw:g>
              </table:table-cell>
              <table:table-cell office:value-type="float" office:value="241.95856873823">
                <text:p>241.95856873823</text:p>
                <draw:g>
                  <svg:desc>Sheet1.C1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.5">
                <text:p>340.5</text:p>
              </table:table-cell>
              <table:table-cell office:value-type="float" office:value="246.377903327056">
                <text:p>246.377903327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.5">
                <text:p>338.5</text:p>
              </table:table-cell>
              <table:table-cell office:value-type="float" office:value="265.850596359071">
                <text:p>265.850596359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6.5">
                <text:p>336.5</text:p>
              </table:table-cell>
              <table:table-cell office:value-type="float" office:value="273.446327683616">
                <text:p>273.446327683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.5">
                <text:p>334.5</text:p>
              </table:table-cell>
              <table:table-cell office:value-type="float" office:value="295.404896421846">
                <text:p>295.404896421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2.5">
                <text:p>332.5</text:p>
              </table:table-cell>
              <table:table-cell office:value-type="float" office:value="321.092278719397">
                <text:p>321.092278719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.5">
                <text:p>330.5</text:p>
              </table:table-cell>
              <table:table-cell office:value-type="float" office:value="365.976145637163">
                <text:p>365.976145637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.5">
                <text:p>328.5</text:p>
              </table:table-cell>
              <table:table-cell office:value-type="float" office:value="418.731952291274">
                <text:p>418.731952291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.5">
                <text:p>326.5</text:p>
              </table:table-cell>
              <table:table-cell office:value-type="float" office:value="515.819209039548">
                <text:p>515.819209039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.5">
                <text:p>324.5</text:p>
              </table:table-cell>
              <table:table-cell office:value-type="float" office:value="669.667294413057">
                <text:p>669.667294413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2.5">
                <text:p>322.5</text:p>
              </table:table-cell>
              <table:table-cell office:value-type="float" office:value="1286.4406779661">
                <text:p>1286.4406779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.5">
                <text:p>320.5</text:p>
              </table:table-cell>
              <table:table-cell office:value-type="float" office:value="3100.43942247332">
                <text:p>3100.43942247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8.5">
                <text:p>318.5</text:p>
              </table:table-cell>
              <table:table-cell office:value-type="float" office:value="2238.80728185813">
                <text:p>2238.80728185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.5">
                <text:p>316.5</text:p>
              </table:table-cell>
              <table:table-cell office:value-type="float" office:value="1867.99748901444">
                <text:p>1867.99748901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.5">
                <text:p>314.5</text:p>
              </table:table-cell>
              <table:table-cell office:value-type="float" office:value="1635.98242310107">
                <text:p>1635.98242310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2.5">
                <text:p>312.5</text:p>
              </table:table-cell>
              <table:table-cell office:value-type="float" office:value="1460.31387319523">
                <text:p>1460.31387319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.5">
                <text:p>310.5</text:p>
              </table:table-cell>
              <table:table-cell office:value-type="float" office:value="1325.66227244193">
                <text:p>1325.66227244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8.5">
                <text:p>308.5</text:p>
              </table:table-cell>
              <table:table-cell office:value-type="float" office:value="1217.8028876334">
                <text:p>1217.8028876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.5">
                <text:p>306.5</text:p>
              </table:table-cell>
              <table:table-cell office:value-type="float" office:value="1123.89202762084">
                <text:p>1123.89202762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.5">
                <text:p>304.5</text:p>
              </table:table-cell>
              <table:table-cell office:value-type="float" office:value="1054.56371625863">
                <text:p>1054.56371625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.5">
                <text:p>302.5</text:p>
              </table:table-cell>
              <table:table-cell office:value-type="float" office:value="995.317011927182">
                <text:p>995.317011927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.1">
                <text:p>301.1</text:p>
              </table:table-cell>
              <table:table-cell office:value-type="float" office:value="945.047080979284">
                <text:p>945.047080979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